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b7372"/>
    </style:style>
    <style:style style:name="T2" style:family="text">
      <style:text-properties officeooo:rsid="001c32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The first most recent vulnerability involves ‘unprotected temporary directories in Wolfram Cloud version 14.2…’. According to the overview, this version allows JVM unrestricted access to the /tmp/ directory which could allow privilege escalation, information extraction, and remote code execution. Temp directories of other users could potentially be accessed in the same cloud instance. The solution to this is to update to Wolfram Cloud version 14.2.1.</text:span></text:p>
      <text:p text:style-name="Standard"><text:tab/><text:span text:style-name="T1">Second, 2 vulnerabilities were found in the Lite XL text editor. The first involves automatically executing the .lite_project.lua file when opening the program. The file is intented to project configuration but can contain executable Lua code. The second involves a vulnerability in the system.exec function, which allows arbitrary command execution. The function was used in project directory launching, drag-and-drop file handling, and the “open in system” command in treeview plugin. Attackers could input to system.exec and execute arbitrary commands with Lite XL process privileges. Updating to the latest version of Lite XL is the recommended solution.</text:span></text:p>
      <text:p text:style-name="Standard"><text:tab/><text:span text:style-name="T1">Third, a vulnerability in the expr-eval JavaScript library was found that could allow arbitrary code execution. </text:span><text:span text:style-name="T2">In this library there is a Parser class which uses a Context object, and malicious code can be used within the Context object to execute system-level commands. To fix this, it’s recommended to apply a security patch or upgrade to latest version of expr-eval or expr-eval-fork packages.</text:span></text:p>
      <text:p text:style-name="Standard"><text:tab/><text:span text:style-name="T2">#8 of the SANS top 20 security vulnerabilities is the integer overflow error. In this vulnerability, a calculation could cause an integer to become larger than can be stored in the int type. This can be normal if it’s expected, because the int will wrap to a negative or very small number, but if it’s not handled then it can lead to erratic behavior. This can include crashes, data corruption, or a buffer overflow which could allow arbitrary code execution. This vulnerability is identified as CWE-19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4T12:32:26.651858229</meta:creation-date>
    <dc:date>2025-11-14T12:55:35.444895849</dc:date>
    <meta:editing-duration>PT5S</meta:editing-duration>
    <meta:editing-cycles>1</meta:editing-cycles>
    <meta:document-statistic meta:table-count="0" meta:image-count="0" meta:object-count="0" meta:page-count="1" meta:paragraph-count="4" meta:word-count="310" meta:character-count="2017" meta:non-whitespace-character-count="1707"/>
    <meta:generator>LibreOffice/25.8.2.2$Linux_X86_64 LibreOffice_project/580$Build-2</meta:generator>
  </office:meta>
</office:document-meta>
</file>